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email is required field on "Forgot your password" pag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 Click on "Forgot password?" link</text:p>
          </table:table-cell>
          <table:table-cell office:value-type="string" table:style-name="ce4">
            <text:p>User is redirected to "Forgot your password?"<text:s/></text:p>
            <text:p>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Submit" button</text:p>
          </table:table-cell>
          <table:table-cell office:value-type="string" table:style-name="ce4">
            <text:p>"Email" field is red and there is following</text:p>
            <text:p>validation message displayed: "Please enter your Email."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8:07Z</meta:creation-date>
    <dc:date>2022-07-01T08:38:17Z</dc:date>
  </office:meta>
</office:document-meta>
</file>